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Konvert_20_2">
      <style:table-properties style:width="25.589cm" fo:margin-left="-0.194cm" style:page-number="0" table:align="left" style:writing-mode="lr-tb"/>
    </style:style>
    <style:style style:name="Tabelle1.A" style:family="table-column">
      <style:table-column-properties style:column-width="1.055cm"/>
    </style:style>
    <style:style style:name="Tabelle1.B" style:family="table-column">
      <style:table-column-properties style:column-width="1.401cm"/>
    </style:style>
    <style:style style:name="Tabelle1.C" style:family="table-column">
      <style:table-column-properties style:column-width="5.429cm"/>
    </style:style>
    <style:style style:name="Tabelle1.D" style:family="table-column">
      <style:table-column-properties style:column-width="4.692cm"/>
    </style:style>
    <style:style style:name="Tabelle1.E" style:family="table-column">
      <style:table-column-properties style:column-width="4.57cm"/>
    </style:style>
    <style:style style:name="Tabelle1.F" style:family="table-column">
      <style:table-column-properties style:column-width="3.408cm"/>
    </style:style>
    <style:style style:name="Tabelle1.G" style:family="table-column">
      <style:table-column-properties style:column-width="5.03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background-color="#000000" fo:padding="0.191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1.G1" style:family="table-cell">
      <style:table-cell-properties style:vertical-align="middle" fo:background-color="#000000" fo:padding="0.191cm" fo:border="0.002cm solid #000000" style:writing-mode="lr-tb">
        <style:background-image/>
      </style:table-cell-properties>
    </style:style>
    <style:style style:name="Tabelle1.A2" style:family="table-cell">
      <style:table-cell-properties style:vertical-align="middle" fo:background-color="#808080" fo:padding="0.191cm" fo:border="0.002cm solid #000000" style:writing-mode="lr-tb">
        <style:background-image/>
      </style:table-cell-properties>
    </style:style>
    <style:style style:name="Tabelle1.A3" style:family="table-cell">
      <style:table-cell-properties style:vertical-align="middle" fo:padding="0.191cm" fo:border-left="0.002cm solid #000000" fo:border-right="none" fo:border-top="0.002cm solid #000000" fo:border-bottom="0.002cm solid #000000" style:writing-mode="lr-tb"/>
    </style:style>
    <style:style style:name="Tabelle1.G3" style:family="table-cell">
      <style:table-cell-properties style:vertical-align="middle" fo:padding="0.191cm" fo:border="0.002cm solid #000000" style:writing-mode="lr-tb"/>
    </style:style>
    <style:style style:name="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zxx" fo:country="none" style:language-asian="zxx" style:country-asian="none"/>
    </style:style>
    <style:style style:name="P6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style:language-asian="zxx" style:country-asian="none"/>
    </style:style>
    <style:style style:name="P7" style:family="paragraph" style:parent-style-name="Standard">
      <style:paragraph-properties fo:text-align="center" style:justify-single-word="false" fo:orphans="0" fo:widows="0" style:text-autospace="none"/>
      <style:text-properties style:font-name="Arial Narrow" fo:language="zxx" fo:country="none" fo:font-weight="bold" style:language-asian="zxx" style:country-asian="none" style:font-weight-asian="bold"/>
    </style:style>
    <style:style style:name="P8" style:family="paragraph" style:parent-style-name="Standard">
      <style:paragraph-properties fo:text-align="center" style:justify-single-word="false" fo:orphans="0" fo:widows="0" style:text-autospace="none" style:snap-to-layout-grid="false"/>
      <style:text-properties style:font-name="Arial Narrow" fo:language="zxx" fo:country="none" fo:font-weight="bold" style:language-asian="zxx" style:country-asian="none" style:font-weight-asian="bold"/>
    </style:style>
    <style:style style:name="P9" style:family="paragraph" style:parent-style-name="Standard">
      <style:paragraph-properties fo:orphans="0" fo:widows="0" style:text-autospace="none" style:snap-to-layout-grid="false"/>
      <style:text-properties style:font-name="Arial Narrow" fo:language="zxx" fo:country="none" fo:font-weight="normal" style:language-asian="zxx" style:country-asian="none" style:font-weight-asian="normal" style:font-weight-complex="normal"/>
    </style:style>
    <style:style style:name="P10" style:family="paragraph" style:parent-style-name="Standard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P11" style:family="paragraph" style:parent-style-name="Standard">
      <style:paragraph-properties>
        <style:tab-stops>
          <style:tab-stop style:position="6.033cm"/>
        </style:tab-stops>
      </style:paragraph-properties>
      <style:text-properties style:font-name="Arial Narrow" fo:font-size="14pt" fo:language="zxx" fo:country="none" style:font-size-asian="14pt" style:language-asian="zxx" style:country-asian="none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4pt" fo:language="zxx" fo:country="none" fo:font-weight="bold" style:font-size-asian="14pt" style:language-asian="zxx" style:country-asian="none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rial Narrow" fo:font-size="24pt" fo:language="zxx" fo:country="none" style:font-size-asian="24pt" style:language-asian="zxx" style:country-asian="none"/>
    </style:style>
    <style:style style:name="P14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/>
    </style:style>
    <style:style style:name="P15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font-size="10pt" fo:language="zxx" fo:country="none" fo:font-weight="bold" fo:background-color="#000000" style:font-size-asian="10pt" style:language-asian="zxx" style:country-asian="none" style:font-weight-asian="bold" style:font-size-complex="11pt"/>
    </style:style>
    <style:style style:name="P16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 style:font-size-complex="11pt"/>
    </style:style>
    <style:style style:name="P17" style:family="paragraph" style:parent-style-name="Standard">
      <style:paragraph-properties fo:text-align="center" style:justify-single-word="false" fo:orphans="0" fo:widows="0" style:text-autospace="none" style:snap-to-layout-grid="false"/>
      <style:text-properties fo:color="#ffffff" style:font-name="Arial Narrow" fo:language="zxx" fo:country="none" fo:font-weight="bold" fo:background-color="#000000" style:language-asian="zxx" style:country-asian="none" style:font-weight-asian="bold"/>
    </style:style>
    <style:style style:name="P18" style:family="paragraph" style:parent-style-name="Standard">
      <style:paragraph-properties fo:orphans="0" fo:widows="0" style:text-autospace="none" style:snap-to-layout-grid="false"/>
      <style:text-properties fo:color="#ffffff" style:font-name="Arial Narrow" fo:font-size="16pt" fo:language="zxx" fo:country="none" fo:font-weight="bold" style:font-size-asian="16pt" style:language-asian="zxx" style:country-asian="none" style:font-weight-asian="bold" style:font-size-complex="11pt"/>
    </style:style>
    <style:style style:name="P19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20" style:family="paragraph" style:parent-style-name="Header">
      <style:paragraph-properties fo:margin-left="0cm" fo:margin-right="4.561cm" fo:text-indent="0cm" style:auto-text-indent="false"/>
    </style:style>
    <style:style style:name="P21" style:family="paragraph" style:parent-style-name="Standard">
      <style:paragraph-properties fo:margin-left="0cm" fo:margin-right="0cm" fo:text-indent="1.251cm" style:auto-text-indent="false">
        <style:tab-stops>
          <style:tab-stop style:position="4.251cm"/>
          <style:tab-stop style:position="6.033cm"/>
        </style:tab-stops>
      </style:paragraph-properties>
    </style:style>
    <style:style style:name="P22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style:font-size-asian="9pt" style:language-asian="zxx" style:country-asian="none" style:font-name-complex="Arial Narrow" style:font-size-complex="9pt" style:font-weight-complex="bold"/>
    </style:style>
    <style:style style:name="P23" style:family="paragraph" style:parent-style-name="Standard">
      <style:paragraph-properties fo:margin-left="-0.026cm" fo:margin-right="0cm" fo:text-indent="0.026cm" style:auto-text-indent="false">
        <style:tab-stops/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font-weight-complex="bold"/>
    </style:style>
    <style:style style:name="P24" style:family="paragraph" style:parent-style-name="Standard" style:master-page-name="Standard">
      <style:paragraph-properties fo:text-align="center" style:justify-single-word="false" fo:orphans="0" fo:widows="0" style:page-number="auto" style:text-autospace="none"/>
      <style:text-properties style:font-name="Arial Narrow" fo:language="zxx" fo:country="none" style:language-asian="zxx" style:country-asian="none"/>
    </style:style>
    <style:style style:name="P25" style:family="paragraph" style:parent-style-name="Standard" style:master-page-name="Konvert_20_1">
      <style:paragraph-properties fo:text-align="center" style:justify-single-word="false" fo:orphans="0" fo:widows="0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 Narrow" fo:font-size="20pt" fo:language="zxx" fo:country="none" fo:font-weight="bold" style:font-size-asian="20pt" style:language-asian="zxx" style:country-asian="none" style:font-weight-asian="bold" style:font-size-complex="20pt"/>
    </style:style>
    <style:style style:name="P26" style:family="paragraph" style:parent-style-name="Heading_20_1">
      <style:paragraph-properties fo:text-align="start" style:justify-single-word="false">
        <style:tab-stops>
          <style:tab-stop style:position="0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27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49cm"/>
        </style:tab-stops>
      </style:paragraph-properties>
    </style:style>
    <style:style style:name="P28" style:family="paragraph" style:parent-style-name="Heading_20_1">
      <style:paragraph-properties fo:margin-left="1.249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29" style:family="paragraph" style:parent-style-name="Heading_20_1">
      <style:paragraph-properties fo:margin-left="1.27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P30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  <style:text-properties fo:font-size="12pt" fo:font-weight="bold" style:font-size-asian="12pt" style:font-weight-asian="bold" style:font-name-complex="Arial Narrow" style:font-size-complex="12pt"/>
    </style:style>
    <style:style style:name="P31" style:family="paragraph" style:parent-style-name="PTE_20_Numbering" style:list-style-name="">
      <style:paragraph-properties style:snap-to-layout-grid="false">
        <style:tab-stops>
          <style:tab-stop style:position="0.3cm"/>
          <style:tab-stop style:position="0.616cm"/>
          <style:tab-stop style:position="16.849cm" style:type="right"/>
          <style:tab-stop style:position="17.503cm" style:type="right"/>
        </style:tab-stops>
      </style:paragraph-properties>
    </style:style>
    <style:style style:name="T1" style:family="text">
      <style:text-properties style:font-name="Arial Narrow"/>
    </style:style>
    <style:style style:name="T2" style:family="text">
      <style:text-properties style:font-name="Arial Narrow" fo:font-size="8pt" style:font-size-asian="8pt"/>
    </style:style>
    <style:style style:name="T3" style:family="text">
      <style:text-properties style:font-name="Arial Narrow" fo:language="zxx" fo:country="none" style:language-asian="zxx" style:country-asian="none"/>
    </style:style>
    <style:style style:name="T4" style:family="text">
      <style:text-properties style:font-name="Arial Narrow" fo:language="zxx" fo:country="none" fo:font-weight="bold" style:language-asian="zxx" style:country-asian="none" style:font-weight-asian="bold"/>
    </style:style>
    <style:style style:name="T5" style:family="text">
      <style:text-properties style:font-name="Arial Narrow" fo:font-size="9pt" fo:language="zxx" fo:country="none" style:font-size-asian="9pt" style:language-asian="zxx" style:country-asian="none"/>
    </style:style>
    <style:style style:name="T6" style:family="text">
      <style:text-properties style:font-name="Arial Narrow" fo:font-size="9pt" fo:language="zxx" fo:country="none" style:font-size-asian="9pt" style:language-asian="zxx" style:country-asian="none" style:font-size-complex="9pt"/>
    </style:style>
    <style:style style:name="T7" style:family="text">
      <style:text-properties style:font-name="Arial Narrow" fo:font-size="9pt" fo:language="zxx" fo:country="none" style:font-size-asian="9pt" style:language-asian="zxx" style:country-asian="none" style:font-size-complex="9pt" style:font-weight-complex="bold"/>
    </style:style>
    <style:style style:name="T8" style:family="text">
      <style:text-properties style:font-name="Arial Narrow" fo:font-size="9pt" fo:language="zxx" fo:country="none" fo:font-weight="normal" style:font-size-asian="9pt" style:language-asian="zxx" style:country-asian="none" style:font-weight-asian="normal" style:font-size-complex="9pt"/>
    </style:style>
    <style:style style:name="T9" style:family="text">
      <style:text-properties style:font-name="Arial Narrow" fo:font-size="9pt" fo:language="zxx" fo:country="none" fo:font-weight="bold" style:font-size-asian="9pt" style:language-asian="zxx" style:country-asian="none" style:font-weight-asian="bold" style:font-size-complex="9pt"/>
    </style:style>
    <style:style style:name="T10" style:family="text">
      <style:text-properties style:font-name="Arial Narrow" fo:font-size="12pt" fo:language="zxx" fo:country="none" fo:font-weight="normal" style:font-size-asian="12pt" style:language-asian="zxx" style:country-asian="none" style:font-weight-asian="normal" style:font-name-complex="Arial Narrow" style:font-size-complex="12pt" style:font-weight-complex="normal"/>
    </style:style>
    <style:style style:name="T11" style:family="text">
      <style:text-properties style:font-name="Arial Narrow" fo:font-size="12pt" fo:language="zxx" fo:country="none" fo:font-weight="bold" style:font-size-asian="12pt" style:language-asian="zxx" style:country-asian="none" style:font-weight-asian="bold" style:font-name-complex="Arial Narrow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 text:use-soft-page-breaks="true"><office:forms form:automatic-focus="false" form:apply-design-mode="false"/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<text:p text:style-name="P24"><text:span text:style-name="T14">Materialliste</text:span> Projekttag E</text:p><text:p text:style-name="P7"/><text:h text:style-name="P27" text:outline-level="1"><text:span text:style-name="T6">Teamkoffer:</text:span><text:span text:style-name="T8"><text:tab/><text:tab/><text:tab/>ausreichend Metaplankarten (verschiedene Farben)</text:span></text:h><text:h text:style-name="P26" text:outline-level="1"><text:tab/><text:tab/><text:tab/><text:tab/><text:tab/>ausreichend Stifte</text:h><text:h text:style-name="P29" text:outline-level="1"><text:tab/><text:tab/><text:tab/><text:tab/>Pinnadeln</text:h><text:h text:style-name="P29" text:outline-level="1"><text:tab/><text:tab/><text:tab/><text:tab/>Kreppband (2 Rollen)</text:h><text:h text:style-name="P29" text:outline-level="1"><text:tab/><text:tab/><text:tab/><text:tab/>Klebestifte, Klebezettel</text:h><text:h text:style-name="P26" text:outline-level="1"><text:tab/><text:tab/><text:tab/><text:tab/><text:tab/>2 Schreibunterlagen</text:h><text:h text:style-name="P26" text:outline-level="1"/><text:h text:style-name="P27" text:outline-level="1"><text:span text:style-name="T6">Materialien:</text:span><text:span text:style-name="T8"><text:tab/><text:tab/><text:tab/>mind. 3 Pinwände</text:span></text:h><text:h text:style-name="P29" text:outline-level="1"><text:tab/><text:tab/><text:tab/><text:tab/>mind. 6 Bögen Pinnwandpapier</text:h><text:h text:style-name="P29" text:outline-level="1"><text:tab/><text:tab/><text:tab/><text:tab/>Einsatzinformationen für TeamerInnen</text:h><text:h text:style-name="P29" text:outline-level="1"><text:tab/><text:tab/><text:tab/><text:tab/>Anfahrtsbeschreibung</text:h><text:h text:style-name="P29" text:outline-level="1"><text:tab/><text:tab/><text:tab/><text:tab/>E (magnetisiertes) Europapuzzle</text:h><text:h text:style-name="P29" text:outline-level="1"><text:tab/><text:tab/><text:tab/><text:tab/>E fünf laminierte A3-Karten mit Dimensionen Europas</text:h><text:p text:style-name="Standard"><text:span text:style-name="T3"><text:tab/><text:tab/><text:tab/><text:tab/><text:tab/></text:span><text:span text:style-name="T7">E Film</text:span></text:p><text:p text:style-name="P10"><text:tab/><text:tab/><text:tab/><text:tab/><text:tab/>Klebezettel</text:p><text:p text:style-name="Standard"><text:span text:style-name="T3"><text:tab/><text:tab/><text:tab/><text:tab/><text:tab/></text:span><text:span text:style-name="T7">E Infoblatt für Schüler_innen, ggf. Infomaterial NDC</text:span></text:p><text:h text:style-name="P26" text:outline-level="1"/><text:h text:style-name="P28" text:outline-level="1"><text:span text:style-name="T6">Teamordner:<text:tab/></text:span><text:span text:style-name="T8"><text:tab/><text:tab/>Materialliste PT E</text:span></text:h><text:h text:style-name="P29" text:outline-level="1"><text:tab/><text:tab/><text:tab/><text:tab/>ZIM PT E</text:h><text:h text:style-name="P29" text:outline-level="1"><text:tab/><text:tab/><text:tab/><text:tab/>Teilnahmelisten </text:h><text:h text:style-name="P29" text:outline-level="1"><text:tab/><text:tab/><text:tab/><text:tab/>Honorarbelege </text:h><text:h text:style-name="P29" text:outline-level="1"><text:tab/><text:tab/><text:tab/><text:tab/>Quittungsbelege</text:h><text:h text:style-name="P29" text:outline-level="1"><text:tab/><text:tab/><text:tab/><text:tab/>HospitantInnen Rückmeldebögen</text:h><text:h text:style-name="P29" text:outline-level="1"><text:tab/><text:tab/><text:tab/><text:tab/>Reflexionsbögen</text:h><text:h text:style-name="P29" text:outline-level="1"><text:tab/><text:tab/><text:tab/><text:tab/>LehrerInnen-Rückmeldebögen</text:h><text:p text:style-name="P11"/><text:p text:style-name="P21"><text:span text:style-name="T9">Ordner PT E:<text:tab/><text:tab/><text:tab/></text:span><text:span text:style-name="T5">ZIM</text:span></text:p><text:p text:style-name="P22">[!-- BEGIN koffer --]<text:span text:style-name="T3"><text:tab/><text:tab/><text:tab/><text:tab/></text:span><text:span text:style-name="T4">{kuerzel} {lnr}</text:span><text:span text:style-name="T3"><text:tab/></text:span><text:span text:style-name="T12">{kofferInhalt}<text:line-break/></text:span>[!-- END koffer --]</text:p><text:p text:style-name="P23"/><text:p text:style-name="P25">{nameZim}</text:p><text:p text:style-name="P13"/><text:section text:style-name="Sect1" text:name="Bereich1"><text:p text:style-name="P12">Ziele des PT E </text:p><text:p text:style-name="P5">{zieleZim}</text:p><text:p text:style-name="P5"/><text:p text:style-name="P12">Zielgruppe </text:p><text:p text:style-name="P5">• {zielGruppe}</text:p><text:p text:style-name="P5"/><text:p text:style-name="P12">Roter Faden </text:p><text:p text:style-name="P19">{roterFaden}</text:p></text:section>[!-- BEGIN stunden --]<table:table table:name="Tabelle1" table:style-name="Tabelle1"><table:table-column table:style-name="Tabelle1.A"/><table:table-column table:style-name="Tabelle1.B"/><table:table-column table:style-name="Tabelle1.C"/><table:table-column table:style-name="Tabelle1.D"/><table:table-column table:style-name="Tabelle1.E"/><table:table-column table:style-name="Tabelle1.F"/><table:table-column table:style-name="Tabelle1.G"/><table:table-header-rows><table:table-row table:style-name="Tabelle1.1"><table:table-cell table:style-name="Tabelle1.A1" office:value-type="string"><text:p text:style-name="P14">Nr.</text:p></table:table-cell><table:table-cell table:style-name="Tabelle1.A1" office:value-type="string"><text:p text:style-name="P15">Zeit in min.</text:p></table:table-cell><table:table-cell table:style-name="Tabelle1.A1" office:value-type="string"><text:p text:style-name="P16">Ziel</text:p></table:table-cell><table:table-cell table:style-name="Tabelle1.A1" office:value-type="string"><text:p text:style-name="P16">Inhalt</text:p></table:table-cell><table:table-cell table:style-name="Tabelle1.A1" office:value-type="string"><text:p text:style-name="P17">Methode</text:p></table:table-cell><table:table-cell table:style-name="Tabelle1.A1" office:value-type="string"><text:p text:style-name="P16">Rolle TM</text:p></table:table-cell><table:table-cell table:style-name="Tabelle1.G1" office:value-type="string"><text:p text:style-name="P16">Anlagen/Hilfsmittel</text:p></table:table-cell></table:table-row></table:table-header-rows><table:table-row table:style-name="Tabelle1.1"><table:table-cell table:style-name="Tabelle1.A2" table:number-columns-spanned="7" office:value-type="string"><text:p text:style-name="P18">{lnrStunde}. Stunde – {nameStunde}</text:p></table:table-cell><table:covered-table-cell/><table:covered-table-cell/><table:covered-table-cell/><table:covered-table-cell/><table:covered-table-cell/><table:covered-table-cell/></table:table-row><table:table-row table:style-name="Tabelle1.1"><table:table-cell table:style-name="Tabelle1.A3" office:value-type="string"><text:p text:style-name="P6">[!-- BEGIN row.anlagen --]{name}</text:p></table:table-cell><table:table-cell table:style-name="Tabelle1.A3" office:value-type="string"><text:p text:style-name="P8">{zeit}</text:p></table:table-cell><table:table-cell table:style-name="Tabelle1.A3" office:value-type="string"><text:p text:style-name="P6">{ziel}</text:p></table:table-cell><table:table-cell table:style-name="Tabelle1.A3" office:value-type="string"><text:p text:style-name="P6">{kurzinhalt}</text:p></table:table-cell><table:table-cell table:style-name="Tabelle1.A3" office:value-type="string"><text:p text:style-name="P9">{methode}</text:p></table:table-cell><table:table-cell table:style-name="Tabelle1.A3" office:value-type="string"><text:p text:style-name="P6">{rolletm}</text:p></table:table-cell><table:table-cell table:style-name="Tabelle1.G3" office:value-type="string"><text:p text:style-name="P30">{name2}</text:p><text:p text:style-name="P31"><text:span text:style-name="T10">{material}</text:span><text:span text:style-name="T11">[!-- END row.anlagen --]</text:span></text:p></table:table-cell></table:table-row></table:table>[!-- END stunden --]<text:p text:style-name="P20"/>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, 'ヒラギノ角ゴ Pro W3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orphans="0" fo:widows="0" style:text-autospace="none"/>
      <style:text-properties style:font-name="Arial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16pt" fo:font-weight="bold" style:font-size-asian="16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80" style:font-name="Arial"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26pt" fo:font-weight="bold" style:font-size-asian="26pt" style:font-weight-asian="bold" style:font-name-complex="Arial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Default" style:family="paragraph">
      <style:paragraph-properties fo:orphans="0" fo:widows="0" style:text-autospace="none"/>
      <style:text-properties fo:color="#000000" style:font-name="Arial Narrow" fo:font-size="12pt" fo:language="de" fo:country="DE" style:font-name-asian="Arial" style:font-size-asian="12pt" style:font-name-complex="Times New Roman" style:font-size-complex="12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fo:orphans="0" fo:widows="0" style:text-autospac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Aufzählungszeichen" style:family="paragraph" style:parent-style-name="Standard"/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PTE_20_Numbering" style:display-name="PTE Numbering" style:family="paragraph" style:list-style-name="WW8Num8">
      <style:paragraph-properties fo:orphans="0" fo:widows="0" fo:hyphenation-ladder-count="no-limit">
        <style:tab-stops>
          <style:tab-stop style:position="0.3cm"/>
          <style:tab-stop style:position="17.503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orphans="0" fo:widows="0" fo:text-indent="0cm" style:auto-text-indent="false"/>
      <style:text-properties style:font-name="Arial Narrow" fo:font-size="11pt" style:font-size-asian="11pt" style:font-size-complex="11pt"/>
    </style:style>
    <style:style style:name="PTE_20_Ü2" style:display-name="PTE Ü2" style:family="paragraph" style:parent-style-name="Standard">
      <style:paragraph-properties fo:orphans="0" fo:widows="0"/>
      <style:text-properties style:font-name="Arial Narrow" fo:font-size="14pt" fo:font-weight="bold" style:font-size-asian="14pt" style:font-weight-asian="bold" style:font-size-complex="11pt"/>
    </style:style>
    <style:style style:name="PTE_20_Ü1" style:display-name="PTE Ü1" style:family="paragraph" style:parent-style-name="Standard">
      <style:paragraph-properties fo:orphans="0" fo:widows="0"/>
      <style:text-properties style:font-name="Arial Narrow" fo:font-size="16pt" fo:font-weight="bold" style:font-size-asian="16pt" style:font-weight-asian="bold" style:font-size-complex="16pt"/>
    </style:style>
    <style:style style:name="ZIM_20_Numbering" style:display-name="ZIM Numbering" style:family="paragraph" style:parent-style-name="Standard">
      <style:paragraph-properties fo:text-align="justify" style:justify-single-word="false" style:snap-to-layout-grid="false"/>
      <style:text-properties style:font-name="Arial Narrow" fo:font-size="11pt" style:font-size-asian="11pt" style:font-name-complex="Arial Narrow" style:font-size-complex="11pt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Listenabsatz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tarSymbol" fo:font-size="9pt" style:font-size-asian="9pt"/>
    </style:style>
    <style:style style:name="WW8Num3z0" style:family="text">
      <style:text-properties style:font-name="StarSymbol"/>
    </style:style>
    <style:style style:name="WW8Num3z1" style:family="text">
      <style:text-properties style:font-name="StarSymbol" fo:font-size="9pt" style:font-size-asian="9pt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3z0" style:family="text">
      <style:text-properties style:font-name="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Strong_20_Emphasis_20__28_user_29_" style:display-name="Strong Emphasis (user)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Kommentarzeichen" style:family="text" style:parent-style-name="Absatz-Standardschriftart">
      <style:text-properties fo:font-size="8pt" style:font-size-asian="8pt" style:font-size-complex="8pt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inlinks-print" style:family="text" style:parent-style-name="Absatz-Standardschriftar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2z0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3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8Num3z1" style:num-suffix=".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8Num3z1" style:num-suffix="." text:bullet-char="○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8Num3z1" style:num-suffix=".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002cm"/>
          <style:tab-stop style:position="16.252cm" style:type="right"/>
          <style:tab-stop style:position="17.002cm" style:type="right"/>
        </style:tab-stops>
      </style:paragraph-properties>
    </style:style>
    <style:style style:name="MP2" style:family="paragraph" style:parent-style-name="Footer">
      <style:paragraph-properties>
        <style:tab-stops/>
      </style:paragraph-properties>
    </style:style>
    <style:style style:name="MP3" style:family="paragraph" style:parent-style-name="Header">
      <style:paragraph-properties>
        <style:tab-stops>
          <style:tab-stop style:position="13.002cm" style:type="center"/>
          <style:tab-stop style:position="16.002cm"/>
          <style:tab-stop style:position="16.252cm" style:type="right"/>
          <style:tab-stop style:position="25.755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17.002cm" style:type="right"/>
          <style:tab-stop style:position="25.755cm" style:type="right"/>
        </style:tab-stops>
      </style:paragraph-properties>
    </style:style>
    <style:style style:name="MT1" style:family="text">
      <style:text-properties style:font-name="Arial Narrow"/>
    </style:style>
    <style:style style:name="MT2" style:family="text"/>
    <style:style style:name="MT3" style:family="text">
      <style:text-properties style:font-name="Arial Narrow" fo:font-size="8pt" style:font-size-asian="8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7cm" style:num-format="1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9.7cm" fo:page-height="20.989cm" style:num-format="1" style:print-orientation="landscape" fo:margin-top="2.499cm" fo:margin-bottom="2.499cm" fo:margin-left="2cm" fo:margin-right="2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9.7cm" fo:page-height="20.99cm" style:num-format="1" style:print-orientation="landscape" fo:margin-top="2cm" fo:margin-bottom="2cm" fo:margin-left="2cm" fo:margin-right="2.501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cm" fo:margin-left="0cm" fo:margin-right="0cm" fo:margin-bottom="0.3cm" style:dynamic-spacing="false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Bild 1" text:anchor-type="char" svg:x="0.048cm" svg:y="0.007cm" svg:width="1.905cm" svg:height="1.164cm" draw:z-index="0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MP2"><text:span text:style-name="MT3">PT E 2010, Erstelldatum </text:span><text:span text:style-name="MT3"><text:date style:data-style-name="N36" text:date-value="2010-07-12T11:04:47">12.07.2010</text:date></text:span><text:span text:style-name="MT3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MP3"><text:span text:style-name="MT1"><text:tab/>Netzwerk für Demokratie und Courage<text:tab/><text:tab/><text:tab/></text:span><text:span text:style-name="Page_20_Number"><text:page-number text:select-page="current">3</text:page-number></text:span><draw:frame draw:style-name="Mfr1" draw:name="Bild 2" text:anchor-type="char" svg:x="0.048cm" svg:y="0.007cm" svg:width="1.905cm" svg:height="1.164cm" draw:z-index="1"><draw:image xlink:href="Pictures/100000000000029200000192F289AC77.jpg" xlink:type="simple" xlink:show="embed" xlink:actuate="onLoad"/></draw:frame></text:p>
      </style:header>
      <style:footer>
        <text:p text:style-name="MP2"><text:span text:style-name="MT3">PT E 2010, Erstelldatum </text:span><text:span text:style-name="MT3"><text:date style:data-style-name="N36" text:date-value="2010-07-12T11:04:47">12.07.2010</text:date></text:span><text:span text:style-name="MT3"> </text:span></text:p>
      </style:footer>
    </style:master-page>
    <style:master-page style:name="Konvert_20_2" style:display-name="Konvert 2" style:page-layout-name="Mpm4">
      <style:header>
        <text:p text:style-name="MP4"><draw:frame draw:style-name="Mfr1" draw:name="Bild 3" text:anchor-type="char" svg:x="0.048cm" svg:y="0.007cm" svg:width="1.905cm" svg:height="1.164cm" draw:z-index="2"><draw:image xlink:href="Pictures/100000000000029200000192F289AC77.jpg" xlink:type="simple" xlink:show="embed" xlink:actuate="onLoad"/></draw:frame><text:span text:style-name="MT1"><text:tab/>Netzwerk für Demokratie und Courage<text:tab/></text:span><text:span text:style-name="Page_20_Number"><text:page-number text:select-page="current">3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r</dc:title>
    <meta:initial-creator>Honk Tonk</meta:initial-creator>
    <meta:creation-date>2010-05-04T13:58:00</meta:creation-date>
    <dc:creator>Christoph Herbst</dc:creator>
    <dc:date>2010-07-12T11:04:46</dc:date>
    <meta:print-date>2010-05-03T12:01:00</meta:print-date>
    <meta:editing-cycles>56</meta:editing-cycles>
    <meta:generator>OpenOffice.org/3.2$Linux OpenOffice.org_project/320m12$Build-9483</meta:generator>
    <meta:editing-duration>PT00H36M46S</meta:editing-duration>
    <meta:document-statistic meta:table-count="1" meta:image-count="3" meta:object-count="0" meta:page-count="3" meta:paragraph-count="54" meta:word-count="151" meta:character-count="1254"/>
    <meta:user-defined meta:name="Info 1"/>
    <meta:user-defined meta:name="Info 2"/>
    <meta:user-defined meta:name="Info 3"/>
    <meta:user-defined meta:name="Info 4"/>
  </office:meta>
</office:document-meta>
</file>